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25in" style:rel-column-width="1170*"/>
    </style:style>
    <style:style style:name="Tabla1.H" style:family="table-column">
      <style:table-column-properties style:column-width="0.1618in" style:rel-column-width="233*"/>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Preformatted_20_Text">
      <style:paragraph-properties fo:text-align="justify" style:justify-single-word="false"/>
      <style:text-properties style:text-underline-style="solid" style:text-underline-width="auto" style:text-underline-color="font-color"/>
    </style:style>
    <style:style style:name="P6" style:family="paragraph" style:parent-style-name="Text_20_body" style:master-page-name="">
      <style:paragraph-properties fo:margin-top="0in" fo:margin-bottom="0in" style:page-number="auto" fo:background-color="transparent" style:shadow="none">
        <style:tab-stops/>
        <style:background-image/>
      </style:paragraph-properties>
      <style:text-properties fo:font-weight="bold" style:font-weight-asian="bold" style:font-weight-complex="bold"/>
    </style:style>
    <style:style style:name="P7"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fo:font-style="italic" style:text-underline-style="none" fo:font-weight="normal" style:font-style-asian="italic" style:font-weight-asian="normal" style:font-style-complex="italic" style:font-weight-complex="normal"/>
    </style:style>
    <style:style style:name="P8" style:family="paragraph" style:parent-style-name="Bibliography_20_1">
      <style:paragraph-properties>
        <style:tab-stops/>
      </style:paragraph-properties>
    </style:style>
    <style:style style:name="P9" style:family="paragraph" style:parent-style-name="Preformatted_20_Text">
      <style:text-properties style:font-name="Times New Roman1" fo:font-size="12pt" style:font-size-asian="12pt" style:font-size-complex="12pt"/>
    </style:style>
    <style:style style:name="P10"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11" style:family="paragraph" style:parent-style-name="Preformatted_20_Text">
      <style:text-properties style:font-name="Times New Roman1" fo:font-size="11pt" style:text-underline-style="none" style:font-size-asian="11pt" style:font-size-complex="11pt"/>
    </style:style>
    <style:style style:name="P12" style:family="paragraph" style:parent-style-name="Preformatted_20_Text">
      <style:text-properties style:font-name="Times New Roman1" fo:font-size="10pt" style:font-size-asian="10pt" style:font-size-complex="10pt"/>
    </style:style>
    <style:style style:name="T1" style:family="text">
      <style:text-properties fo:font-size="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Tabl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6">Abstract</text:p>
        <text:p text:style-name="P7">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the benchmarks for SPLASH2 based on the simulations are presented.</text:p>
        <text:p text:style-name="Text_20_body"/>
        <text:h text:style-name="Heading_20_1"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Architecture</text:h>
        <text:p text:style-name="P3"><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text:soft-page-break/>Mechanisms</text:h>
        <text:p text:style-name="Text_20_body">Mechanisms for cache-coherence protocol. Snoopy, directory, ORIGIN directory.</text:p>
        <text:p text:style-name="Text_20_body"/>
        <text:h text:style-name="Heading_20_3" text:outline-level="3"><text:span text:style-name="T1">Snoopy</text:span>-Based Cache-Coherence Protocol</text:h>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 This cache-coherence protocol will not be presented in the final results because this report is focused on comparing differences in directory-based cache-coherence protocols.</text:p>
        <text:p text:style-name="P3"/>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text:soft-page-break/>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3"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3"/>
        <text:p text:style-name="P3"><text:soft-page-break/>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3" text:outline-level="3">Modifications to the Directory Protocol</text:h>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2" text:outline-level="2">Cache</text:h>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h text:style-name="Heading_20_3" text:outline-level="3">MSI Protocol</text:h>
        <text:p text:style-name="P3">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text:soft-page-break/>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3" text:outline-level="3">MOESI Protocol</text:h>
        <text:p text:style-name="P3"><draw:frame draw:style-name="fr1" draw:name="Marco3" text:anchor-type="paragraph" svg:width="3.15in" draw:z-index="2"><draw:text-box fo:min-height="2.5354in"><text:p text:style-name="Figure"><draw:frame draw:style-name="fr2"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2.3</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h text:style-name="Heading_20_3" text:outline-level="3">Changing Cache Size</text:h>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text:soft-page-break/>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Implementation</text:h>
        <text:p text:style-name="Text_20_body">Write something here about implementation</text:p>
        <text:p text:style-name="P3"/>
        <text:h text:style-name="Heading_20_2" text:outline-level="2">Network</text:h>
        <text:p text:style-name="P2"><draw:frame draw:style-name="fr1" draw:name="Marco4" text:anchor-type="paragraph" svg:width="3.15in" draw:z-index="4"><draw:text-box fo:min-height="1.9429in"><text:p text:style-name="Figure"><draw:frame draw:style-name="fr2"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3.1</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h text:style-name="Heading_20_2"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2" text:outline-level="2">SESC Simulator</text:h>
        <text:p text:style-name="P2"><draw:frame draw:style-name="fr1" draw:name="Marco5" text:anchor-type="paragraph" svg:width="3.15in" draw:z-index="6"><draw:text-box fo:min-height="3.8661in"><text:p text:style-name="Figure"><draw:frame draw:style-name="fr2"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3.2</text:sequence> Connections in a single node</text:p></draw:text-box></draw:frame></text:p>
        <text:p text:style-name="P3">The simulations were done in SESC: </text:p>
        <text:section text:style-name="Sect1" text:name="Sección3">
          <table:table table:name="Tabla1" table:style-name="Tabla1">
            <table:table-column table:style-name="Tabla1.A" table:number-columns-repeated="7"/>
            <table:table-column table:style-name="Tabla1.H"/>
            <text:soft-page-break/>
            <table:table-row>
              <table:table-cell table:style-name="Tabla1.A1" office:value-type="string">
                <text:p text:style-name="P11">Benchmark</text:p>
              </table:table-cell>
              <table:table-cell table:style-name="Tabla1.A1" office:value-type="string">
                <text:p text:style-name="P11">Runtime</text:p>
              </table:table-cell>
              <table:table-cell table:style-name="Tabla1.A1" office:value-type="string">
                <text:p text:style-name="P11">L1Cache<text:line-break/>ReadHit</text:p>
              </table:table-cell>
              <table:table-cell table:style-name="Tabla1.A1" office:value-type="string">
                <text:p text:style-name="P11">L1Cache<text:line-break/>ReadMiss</text:p>
              </table:table-cell>
              <table:table-cell table:style-name="Tabla1.A1" office:value-type="string">
                <text:p text:style-name="P11">L1Cache<text:line-break/>WriteHit</text:p>
              </table:table-cell>
              <table:table-cell table:style-name="Tabla1.A1" office:value-type="string">
                <text:p text:style-name="P11">L1Cache<text:line-break/>WriteMiss</text:p>
              </table:table-cell>
              <table:table-cell table:style-name="Tabla1.A1" office:value-type="string">
                <text:p text:style-name="P11">L2Cache</text:p>
                <text:p text:style-name="P11">ReadHit</text:p>
              </table:table-cell>
              <table:table-cell table:style-name="Tabla1.H1" office:value-type="string">
                <text:p text:style-name="P11">L2Cache<text:line-break/>ReadMiss</text:p>
              </table:table-cell>
            </table:table-row>
            <table:table-row>
              <table:table-cell table:style-name="Tabla1.A2" office:value-type="string">
                <text:p text:style-name="P11">fft ogdir moesi</text:p>
              </table:table-cell>
              <table:table-cell table:style-name="Tabla1.B2" office:value-type="float" office:value="138960">
                <text:p text:style-name="P11">138960</text:p>
              </table:table-cell>
              <table:table-cell table:style-name="Tabla1.B2" office:value-type="float" office:value="115825">
                <text:p text:style-name="P11">115825</text:p>
              </table:table-cell>
              <table:table-cell table:style-name="Tabla1.B2" office:value-type="float" office:value="10693">
                <text:p text:style-name="P11">10693</text:p>
              </table:table-cell>
              <table:table-cell table:style-name="Tabla1.B2" office:value-type="float" office:value="78816">
                <text:p text:style-name="P11">78816</text:p>
              </table:table-cell>
              <table:table-cell table:style-name="Tabla1.B2" office:value-type="float" office:value="3179">
                <text:p text:style-name="P11">3179</text:p>
              </table:table-cell>
              <table:table-cell table:style-name="Tabla1.B2" office:value-type="float" office:value="13904">
                <text:p text:style-name="P11">13904</text:p>
              </table:table-cell>
              <table:table-cell table:style-name="Tabla1.H2" office:value-type="float" office:value="11562">
                <text:p text:style-name="P11">11562</text:p>
              </table:table-cell>
            </table:table-row>
            <table:table-row>
              <table:table-cell table:style-name="Tabla1.A2" office:value-type="string">
                <text:p text:style-name="P11">fft ogdir msi</text:p>
              </table:table-cell>
              <table:table-cell table:style-name="Tabla1.B2" office:value-type="float" office:value="142046">
                <text:p text:style-name="P11">142046</text:p>
              </table:table-cell>
              <table:table-cell table:style-name="Tabla1.B2" office:value-type="float" office:value="115825">
                <text:p text:style-name="P11">115825</text:p>
              </table:table-cell>
              <table:table-cell table:style-name="Tabla1.B2" office:value-type="float" office:value="10670">
                <text:p text:style-name="P11">10670</text:p>
              </table:table-cell>
              <table:table-cell table:style-name="Tabla1.B2" office:value-type="float" office:value="78816">
                <text:p text:style-name="P11">78816</text:p>
              </table:table-cell>
              <table:table-cell table:style-name="Tabla1.B2" office:value-type="float" office:value="3173">
                <text:p text:style-name="P11">3173</text:p>
              </table:table-cell>
              <table:table-cell table:style-name="Tabla1.B2" office:value-type="float" office:value="13880">
                <text:p text:style-name="P11">13880</text:p>
              </table:table-cell>
              <table:table-cell table:style-name="Tabla1.H2" office:value-type="float" office:value="11256">
                <text:p text:style-name="P11">11256</text:p>
              </table:table-cell>
            </table:table-row>
            <table:table-row>
              <table:table-cell table:style-name="Tabla1.A2" office:value-type="string">
                <text:p text:style-name="P11">fft sodir moesi</text:p>
              </table:table-cell>
              <table:table-cell table:style-name="Tabla1.B2" office:value-type="float" office:value="137302">
                <text:p text:style-name="P11">137302</text:p>
              </table:table-cell>
              <table:table-cell table:style-name="Tabla1.B2" office:value-type="float" office:value="115825">
                <text:p text:style-name="P11">115825</text:p>
              </table:table-cell>
              <table:table-cell table:style-name="Tabla1.B2" office:value-type="float" office:value="10744">
                <text:p text:style-name="P11">10744</text:p>
              </table:table-cell>
              <table:table-cell table:style-name="Tabla1.B2" office:value-type="float" office:value="78690">
                <text:p text:style-name="P11">78690</text:p>
              </table:table-cell>
              <table:table-cell table:style-name="Tabla1.B2" office:value-type="float" office:value="2843">
                <text:p text:style-name="P11">2843</text:p>
              </table:table-cell>
              <table:table-cell table:style-name="Tabla1.B2" office:value-type="float" office:value="13608">
                <text:p text:style-name="P11">13608</text:p>
              </table:table-cell>
              <table:table-cell table:style-name="Tabla1.H2" office:value-type="float" office:value="11133">
                <text:p text:style-name="P11">11133</text:p>
              </table:table-cell>
            </table:table-row>
            <table:table-row>
              <table:table-cell table:style-name="Tabla1.A2" office:value-type="string">
                <text:p text:style-name="P11">fft sodir msi</text:p>
              </table:table-cell>
              <table:table-cell table:style-name="Tabla1.B2" office:value-type="float" office:value="137189">
                <text:p text:style-name="P11">137189</text:p>
              </table:table-cell>
              <table:table-cell table:style-name="Tabla1.B2" office:value-type="float" office:value="115822">
                <text:p text:style-name="P11">115822</text:p>
              </table:table-cell>
              <table:table-cell table:style-name="Tabla1.B2" office:value-type="float" office:value="10761">
                <text:p text:style-name="P11">10761</text:p>
              </table:table-cell>
              <table:table-cell table:style-name="Tabla1.B2" office:value-type="float" office:value="78718">
                <text:p text:style-name="P11">78718</text:p>
              </table:table-cell>
              <table:table-cell table:style-name="Tabla1.B2" office:value-type="float" office:value="2836">
                <text:p text:style-name="P11">2836</text:p>
              </table:table-cell>
              <table:table-cell table:style-name="Tabla1.B2" office:value-type="float" office:value="13620">
                <text:p text:style-name="P11">13620</text:p>
              </table:table-cell>
              <table:table-cell table:style-name="Tabla1.H2" office:value-type="float" office:value="10843">
                <text:p text:style-name="P11">10843</text:p>
              </table:table-cell>
            </table:table-row>
          </table:table>
          <text:p text:style-name="Table_20__28_user_29_">Table <text:sequence text:ref-name="refTable0" text:name="Table" text:formula="ooow:Table+1" style:num-format="1">3.1</text:sequence> Results for fft with 32 processors</text:p>
        </text:section>
        <text:p text:style-name="P3">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h text:style-name="Heading_20_1" text:outline-level="1">Results</text:h>
        <text:p text:style-name="Text_20_body">Write something about benchmarks<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p>
        <text:p text:style-name="P3"/>
        <text:h text:style-name="Heading_20_2"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2" text:outline-level="2">SPLASH2 benchmarks</text:h>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text:soft-page-break/>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5"/>
        <text:p text:style-name="Table_20__28_user_29_"/>
        <text:p text:style-name="P3"/>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8">[1] <text:s text:c="2"/>John L. Hennessy and David A. Patterson, Computer Architecture: A Quantitative Approach. Morgan Kaufmann Publishers, 2007.</text:p>
          <text:p text:style-name="P8">[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8">[3] <text:s text:c="2"/>Keith I. Farkas and Norman P. Jouppi, Complexity/Performance Tradeoffs with Non-Blocking Loads. In Proceedings of the 21st International Symposium on Computer Architecture, pages 211-222, April 1994.</text:p>
          <text:p text:style-name="P8">[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1-16T12:48:55.12</dc:date>
    <dc:creator>Eric Chang</dc:creator>
    <meta:editing-duration>PT18H43M32S</meta:editing-duration>
    <meta:editing-cycles>143</meta:editing-cycles>
    <meta:document-statistic meta:table-count="2" meta:image-count="5" meta:object-count="0" meta:page-count="8" meta:paragraph-count="146" meta:word-count="3830" meta:character-count="22987"/>
  </office:meta>
</office:document-meta>
</file>